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list-style-name="L3">
      <loext:graphic-properties draw:fill="solid" draw:fill-color="#ffffff" draw:opacity="100%"/>
      <style:paragraph-properties fo:margin-top="0.494cm" fo:margin-bottom="0.141cm" style:contextual-spacing="false" fo:line-height="192%" fo:background-color="#ffffff" fo:padding="0cm" fo:border="none" style:writing-mode="lr-tb"/>
      <style:text-properties fo:font-variant="normal" fo:text-transform="none" fo:color="#0d0d0d" loext:opacity="100%" style:text-line-through-style="none" style:text-line-through-type="none" style:font-name="Arial" fo:font-size="11pt" fo:font-style="normal" style:text-underline-style="none" fo:font-weight="bold" style:text-blinking="false" fo:background-color="transparent"/>
    </style:style>
    <style:style style:name="P2" style:family="paragraph" style:parent-style-name="Heading_20_3" style:list-style-name="L4">
      <loext:graphic-properties draw:fill="solid" draw:fill-color="#ffffff" draw:opacity="100%"/>
      <style:paragraph-properties fo:margin-top="0.494cm" fo:margin-bottom="0.141cm" style:contextual-spacing="false" fo:line-height="192%" fo:background-color="#ffffff" fo:padding="0cm" fo:border="none" style:writing-mode="lr-tb"/>
      <style:text-properties fo:font-variant="normal" fo:text-transform="none" fo:color="#0d0d0d" loext:opacity="100%" style:text-line-through-style="none" style:text-line-through-type="none" style:font-name="Arial" fo:font-size="11pt" fo:font-style="normal" style:text-underline-style="none" fo:font-weight="bold" style:text-blinking="false" fo:background-color="transparent"/>
    </style:style>
    <style:style style:name="P3" style:family="paragraph" style:parent-style-name="Text_20_body" style:list-style-name="L1"/>
    <style:style style:name="P4" style:family="paragraph" style:parent-style-name="Text_20_body">
      <style:text-properties officeooo:paragraph-rsid="00032e3a"/>
    </style:style>
    <style:style style:name="P5" style:family="paragraph" style:parent-style-name="Text_20_body">
      <style:paragraph-properties fo:margin-top="0cm" fo:margin-bottom="0cm" style:contextual-spacing="false" fo:line-height="138%" style:writing-mode="lr-tb"/>
      <style:text-properties fo:font-variant="normal" fo:text-transform="none" fo:color="#000000" loext:opacity="100%" style:font-name="Arial" fo:font-size="14pt" fo:font-style="normal" style:text-underline-style="solid" style:text-underline-width="auto" style:text-underline-color="font-color" fo:font-weight="bold" fo:background-color="transparent"/>
    </style:style>
    <style:style style:name="P6" style:family="paragraph" style:parent-style-name="Text_20_body">
      <style:text-properties fo:font-variant="normal" fo:text-transform="none" fo:color="#000000" loext:opacity="100%" style:font-name="Arial" fo:font-size="14pt" fo:font-style="normal" style:text-underline-style="solid" style:text-underline-width="auto" style:text-underline-color="font-color" fo:font-weight="bold" officeooo:paragraph-rsid="00032e3a" fo:background-color="transparent"/>
    </style:style>
    <style:style style:name="P7" style:family="paragraph" style:parent-style-name="Text_20_body">
      <style:paragraph-properties fo:margin-top="0.423cm" fo:margin-bottom="0.247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paragraph-properties fo:margin-top="0.423cm" fo:margin-bottom="0cm"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list-style-name="L2">
      <loext:graphic-properties draw:fill="none" draw:fill-color="#ffffff"/>
      <style:paragraph-properties fo:margin-top="0.423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1" style:family="paragraph" style:parent-style-name="Text_20_body" style:list-style-name="L2">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2" style:family="paragraph" style:parent-style-name="Text_20_body" style:list-style-name="L2">
      <loext:graphic-properties draw:fill="none" draw:fill-color="#ffffff"/>
      <style:paragraph-properties fo:margin-top="0cm" fo:margin-bottom="0.423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3" style:family="paragraph" style:parent-style-name="Text_20_body">
      <style:paragraph-properties fo:margin-top="0.423cm" fo:margin-bottom="0.247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14" style:family="paragraph" style:parent-style-name="Text_20_body">
      <loext:graphic-properties draw:fill="solid" draw:fill-color="#ffffff" draw:opacity="100%"/>
      <style:paragraph-properties fo:margin-top="0.529cm" fo:margin-bottom="0cm" style:contextual-spacing="false" fo:line-height="138%" fo:background-color="#ffffff" fo:padding="0cm" fo:border="none" style:writing-mode="lr-tb"/>
      <style:text-properties fo:font-variant="normal" fo:text-transform="none" fo:color="#0d0d0d" loext:opacity="100%" style:text-line-through-style="none" style:text-line-through-type="none" style:font-name="Arial" fo:font-size="11pt" fo:font-style="normal" style:text-underline-style="none" fo:font-weight="normal" style:text-blinking="false" fo:background-color="transparent"/>
    </style:style>
    <style:style style:name="P15" style:family="paragraph" style:parent-style-name="Text_20_body">
      <loext:graphic-properties draw:fill="solid" draw:fill-color="#ffffff" draw:opacity="100%"/>
      <style:paragraph-properties fo:margin-top="0cm" fo:margin-bottom="0cm" style:contextual-spacing="false" fo:line-height="138%" fo:background-color="#ffffff" fo:padding="0cm" fo:border="none" style:writing-mode="lr-tb"/>
      <style:text-properties fo:font-variant="normal" fo:text-transform="none" fo:color="#0d0d0d" loext:opacity="1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loext:graphic-properties draw:fill="solid" draw:fill-color="#ffffff" draw:opacity="100%"/>
      <style:paragraph-properties fo:margin-top="0cm" fo:margin-bottom="0.529cm" style:contextual-spacing="false" fo:line-height="138%" fo:background-color="#ffffff" style:writing-mode="lr-tb"/>
      <style:text-properties fo:font-variant="normal" fo:text-transform="none" fo:color="#0d0d0d" loext:opacity="1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loext:graphic-properties draw:fill="solid" draw:fill-color="#ffffff" draw:opacity="100%"/>
      <style:paragraph-properties fo:margin-top="0cm" fo:margin-bottom="0cm" style:contextual-spacing="false" fo:line-height="138%" fo:background-color="#ffffff" fo:padding="0cm" fo:border="none" style:writing-mode="lr-tb"/>
      <style:text-properties fo:font-variant="normal" fo:text-transform="none" fo:color="#0d0d0d" loext:opacity="100%" style:text-line-through-style="none" style:text-line-through-type="none" style:font-name="Arial" fo:font-size="11pt" fo:font-style="normal" style:text-underline-style="none" fo:font-weight="bold" style:text-blinking="false" fo:background-color="transparent"/>
    </style:style>
    <style:style style:name="P18" style:family="paragraph" style:parent-style-name="Text_20_body">
      <style:paragraph-properties fo:margin-top="0.423cm" fo:margin-bottom="0.247cm" style:contextual-spacing="false" fo:line-height="138%" fo:text-align="justify" style:justify-single-word="false" style:writing-mode="lr-tb"/>
    </style:style>
    <style:style style:name="T1" style:family="text">
      <style:text-properties officeooo:rsid="00032e3a"/>
    </style:style>
    <style:style style:name="T2" style:family="text">
      <style:text-properties fo:font-style="italic" style:font-style-asian="italic" style:font-style-complex="italic"/>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italic" style:text-underline-style="none" fo:font-weight="normal" style:text-blinking="false" fo:background-color="transparent" loext:char-shading-value="0"/>
    </style:style>
    <style:style style:name="T5" style:family="text">
      <style:text-properties fo:background-color="transparent" loext:char-shading-value="0"/>
    </style:style>
    <style:style style:name="T6" style:family="text">
      <style:text-properties fo:font-weight="bold" fo:background-color="transparent" loext:char-shading-value="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docs-internal-guid-66d60511-7fff-1870-1203-23c92018c7e1"/>Maxime :</text:p>
      <text:p text:style-name="Text_20_body"/>
      <text:p text:style-name="P7">Ladies and Gentlemen, members of the jury, esteemed opponents, and dear audience,</text:p>
      <text:p text:style-name="P18"><text:span text:style-name="T3">Today, we gather to debate a fascinating yet controversial topic: transhumanism. Before we begin, allow me to introduce my team. Following me, Duy will discuss </text:span><text:span text:style-name="T4">the autonomy and privacy of transhumanism</text:span><text:span text:style-name="T3">, while Tristan will conclude by addressing t</text:span><text:span text:style-name="T4">he risks associated with the loss of identity and humanity</text:span><text:span text:style-name="T3">.</text:span></text:p>
      <text:p text:style-name="P13">Development of the Argument:</text:p>
      <text:p text:style-name="P7">For my part, my speech will primarily focus on the inequalities that transhumanism is likely to create or exacerbate. Indeed, by promising enhancements to human capabilities through technology, transhumanism could deepen existing social and economic inequalities.</text:p>
      <text:list xml:id="list570389374" text:style-name="L2">
        <text:list-item>
          <text:p text:style-name="P10"><text:span text:style-name="T6">Limited Access to Transhumanist Technologies:</text:span><text:span text:style-name="T5"> The technological advancements envisioned by transhumanism, such as brain implants, physical augmentations, or genetic modifications, will be extremely expensive. Only the wealthiest and most privileged individuals will be able to afford these technologies. Consequently, the benefits of transhumanism will not be distributed equitably, and a new form of technological elitism will emerge.</text:span></text:p>
        </text:list-item>
        <text:list-item>
          <text:p text:style-name="P11"><text:span text:style-name="T6">Exacerbation of Social Inequalities:</text:span><text:span text:style-name="T5"> Existing social and economic inequalities are likely to widen further. Those with access to transhumanist enhancements will have significant advantages over those who cannot afford them. This could create a two-tier society where the "augmented" enjoy better job opportunities, increased longevity, and a higher quality of life. Conversely, the "non-augmented" will be left behind, facing increasing inequalities and marginalization.</text:span></text:p>
        </text:list-item>
        <text:list-item>
          <text:p text:style-name="P11"><text:span text:style-name="T6">Unequal Access to Healthcare:</text:span><text:span text:style-name="T5"> Transhumanism could divert resources and investments away from public health systems towards cutting-edge technologies reserved for an elite. Instead of focusing on improving overall public health, governments and corporations might prioritize transhumanist developments, further deepening the disparities in health between the rich and the poor.</text:span></text:p>
        </text:list-item>
        <text:list-item>
          <text:p text:style-name="P11"><text:span text:style-name="T6">Discrimination and Stigmatization:</text:span><text:span text:style-name="T5"> Unequal access to transhumanist technologies could also lead to new forms of discrimination and stigmatization. "Non-augmented" individuals might be perceived as inferior or less capable, both professionally and personally. This would create immense social pressure to conform to transhumanist norms, even for those who do not desire it or cannot afford it.</text:span></text:p>
        </text:list-item>
        <text:list-item>
          <text:p text:style-name="P12"><text:span text:style-name="T6">Concentration of Power and Influence:</text:span><text:span text:style-name="T5"> Finally, it is crucial to consider the impact of transhumanism on the concentration of power. Individuals and corporations controlling transhumanist technologies will have disproportionate influence over the direction of </text:span><text:soft-page-break/><text:span text:style-name="T5">society. This could lead to an unprecedented concentration of wealth and power, threatening democracy and social equity.</text:span></text:p>
        </text:list-item>
      </text:list>
      <text:p text:style-name="P13">Conclusion:</text:p>
      <text:p text:style-name="P7">In conclusion, while transhumanism promises spectacular advancements, it is imperative to consider the social and economic consequences of these technologies. The risk of creating or exacerbating inequalities is real and should not be underestimated. We must explore more inclusive and equitable alternatives to improve the human condition without sacrificing the principles of justice and equality.</text:p>
      <text:p text:style-name="P7">I now hand over the floor to Duy, who will explore the ethical and moral implications of transhumanism. Thank you for your attention.</text:p>
      <text:p text:style-name="P9"/>
      <text:p text:style-name="P5">Minh Duy :</text:p>
      <text:p text:style-name="P14">Today, I want to discuss some serious concerns about transhumanism, especially the idea of becoming cyborgs. I will talk about losing control and privacy. Let me tell you a story about Maxime's Journey into Transhumanism. </text:p>
      <text:p text:style-name="P15">Maxime was a brilliant scientist who was always fascinated by technology. He believed in the promise of transhumanism, the idea that integrating technology into our bodies could make us stronger, smarter, and healthier. One day, he decided to take the leap and become a cyborg. He had a neural implant to boost her memory and cognitive abilities, and a bionic arm that gave her superhuman strength. </text:p>
      <text:p text:style-name="P17">The Honeymoon Phase</text:p>
      <text:p text:style-name="P15">At first, everything was incredible. Maxime could remember every detail of his research without needing to jot down notes, and his new arm allowed him to lift heavy equipment effortlessly. He felt like she had unlocked her full potential. But soon, he began to notice some troubling signs.</text:p>
      <text:p text:style-name="P17">Losing Control</text:p>
      <text:p text:style-name="P15">One day, while working late in the lab, Mixime's neural implant started acting up. It was receiving updates from the manufacturer, and suddenly, he couldn’t focus. His thoughts were interrupted by strange images and sounds. He realized that these updates were not optional. The company that made her implant could push changes to his brain whenever they wanted.</text:p>
      <text:p text:style-name="P15">Then, Maxime's bionic arm malfunctioned. He couldn’t move it, and worse, it started to move on its own. The thought of losing control over a part of his body was terrifying. He was at the mercy of the technology he had willingly adopted, and there was nothing he could do about it. What if a hacker gained access? He shuddered at the thought of someone else controlling her actions.</text:p>
      <text:p text:style-name="P15">You all realized the problems here ? </text:p>
      <text:p text:style-name="P15">Yes. When we start integrating technology into our bodies, we become dependent on these systems. Imagine if a critical system in your body, like an artificial heart or a brain implant, <text:soft-page-break/>suddenly fails. Not only could this be life-threatening, but it also means you’re no longer in full control of your own body. And think about the companies that create and maintain these technologies. They could change the terms, stop supporting the technology, or force updates on us, leaving us with little choice but to comply or face serious health risks.</text:p>
      <text:p text:style-name="P15">Also, there's the risk of external manipulation. These technologies can be hacked. If someone gains control over your cybernetic parts, they could manipulate or even disable them, directly impacting your autonomy. This isn’t just a sci-fi scenario; it's a real risk. Moreover, governments or corporations might use these technologies to control us. They could monitor our actions, enforce compliance with their policies, and infringe on our personal freedoms.</text:p>
      <text:p text:style-name="P16">Also, integrating technology deeply into our bodies might erode our sense of self. Our decisions and actions could be influenced or dictated by the implanted technology, making us question who is really in control—us or the machine?</text:p>
      <text:list xml:id="list3458130222" text:style-name="L3">
        <text:list-item>
          <text:list>
            <text:list-item>
              <text:list>
                <text:list-item>
                  <text:h text:style-name="P1" text:outline-level="3">Losing Privacy</text:h>
                </text:list-item>
              </text:list>
            </text:list-item>
          </text:list>
        </text:list-item>
      </text:list>
      <text:p text:style-name="P8">Let go back to the story of Maxime </text:p>
      <text:p text:style-name="Text_20_body"/>
      <text:p text:style-name="P8">The worst was yet to come. Maxime's implants were constantly collecting data about his health, his location, his daily activities, even his thoughts. He learned that this data was being sent back to the company for “analysis and improvement of service.” This made him uncomfortable, but he had agreed to it in the fine print when he got the implants.</text:p>
      <text:p text:style-name="Text_20_body"/>
      <text:p text:style-name="P8">One day, he received a targeted advertisement for a new medication. How did they know he needed it? He realized that his health data had been sold to pharmaceutical companies. His private information was no longer private.</text:p>
      <text:p text:style-name="Text_20_body"/>
      <text:p text:style-name="P15">Cyborg technologies often require constant data collection: Your health, location, activities, and even thoughts or emotions could be continuously monitored. This data is incredibly sensitive. Governments, corporations, or hackers could exploit it, leading to targeted ads, manipulation, or even coercion.</text:p>
      <text:p text:style-name="P16">There’s the risk of unintentional disclosure. No system is completely secure. Personal data stored in your cyborg systems can be leaked or stolen, leading to significant privacy violations. This can have serious social implications, such as stigmatization or discrimination based on your health data or behavior patterns.</text:p>
      <text:list xml:id="list2805711438" text:style-name="L4">
        <text:list-item>
          <text:list>
            <text:list-item>
              <text:list>
                <text:list-item>
                  <text:h text:style-name="P2" text:outline-level="3">Conclusion</text:h>
                </text:list-item>
              </text:list>
            </text:list-item>
          </text:list>
        </text:list-item>
      </text:list>
      <text:p text:style-name="P16">Although the idea of enhancing ourselves with technology is exciting, we must not overlook the significant risks it brings to our control and privacy. We need to carefully consider these risks and <text:soft-page-break/>ensure we have strong ethical frameworks in place to protect our autonomy and privacy. Thank you.</text:p>
      <text:p text:style-name="P5">Tristan :</text:p>
      <text:p text:style-name="Text_20_body"/>
      <text:p text:style-name="P8">Thank you, Maxime and Duy, for your excellent arguments. Our opponents discuss trans-humanism extensively, but there's an important aspect of the topic that you forgot: humanity. The definition of humanity is all human beings collectively; the human race. Therefore, it's crucial to clearly define what constitutes a human. A human is a bipedal primate of a species called “Homo Sapiens.” So, does a cyborg still belong to the human race?</text:p>
      <text:p text:style-name="Text_20_body"/>
      <text:p text:style-name="P8">To answer this question, I would like to pose another question to you all. Between a Homo erectus and a cyborg, who is more similar to us? The Homo erectus had a life expectancy similar to early humans, comparable physical strength, and an intelligence that might have developed further if they had survived longer. On the other hand, a cyborg is stronger, smarter, and could potentially be immortal, as Thomas said. With the definition of humanity, a Homo Erectus does not belong to humanity, so how could a cyborg be called a human ?</text:p>
      <text:p text:style-name="Text_20_body"/>
      <text:p text:style-name="P8">Moreover, let us consider the implications of advanced technology on individuality. Technology, especially when it reaches the level of altering human nature, has the potential to make us all similar. In a world where everyone can choose their appearance, their physical and mental capabilities through technology, differences between people may disappear. The uniqueness that each individual brings to society could be lost. Our diverse experiences, thoughts, and emotions are what make us human. The risk is that in looking for perfection through technological enhancements, we might lose our soul,and it is what makes us who we are. So, from this point of view, a cyborg is not a human anymore.</text:p>
      <text:p text:style-name="Text_20_body"/>
      <text:p text:style-name="P8">A cyborg is not a human. Therefore, we cannot speak of humanity when referring to cyborgs. A world with only cyborgs is a world without humanity. Consequently, trans-humanism would lead us to the end of humanity. Unless one believes that the end of humanity is somehow beneficial for humankind, we must recognize that trans-humanism is a significant danger to humanity.</text:p>
      <text:p text:style-name="Text_20_body"/>
      <text:p text:style-name="P8">Furthermore, the homogenization brought by technological advancements could lead to a loss of cultural diversity. Different cultures offer unique perspectives and ways of life that enrich the human experience. If technology makes us all the same, we lose the richness that comes from our varied backgrounds and traditions. This uniformity could kill creativity, innovation, and the beauty that arises from our differences.</text:p>
      <text:p text:style-name="Text_20_body"/>
      <text:p text:style-name="P8">It is time to give you a summary :</text:p>
      <text:p text:style-name="P8"><text:soft-page-break/>-  As Maxime said, trans-humanism could create significant inequalities between the rich and the poor. The advanced technologies required for human enhancement would likely be expensive, accessible only to the wealthy. This would lead to a society where the rich become even more powerful and the poor are left further behind, exacerbating social and economic disparities.</text:p>
      <text:p text:style-name="Text_20_body"/>
      <text:p text:style-name="P8">- As Duy said, trans-humanism could be dangerous for our privacy. With enhanced bodies and minds, there would be an increased sharing and monitoring of personal data. Our thoughts, health conditions, and even emotions could be tracked and analyzed, leading to a loss of privacy and autonomy. </text:p>
      <text:p text:style-name="Text_20_body"/>
      <text:p text:style-name="P8">In conclusion, trans-humanism not only threatens to end humanity as we know it but also poses significant risks to individuality, cultural diversity, equality, and privacy. A world dominated by cyborgs is a world without the richness and diversity that define human life.  It is a world without privacy. It is a world dominated by the very rich people.The loss of uniqueness, creativity, and ethical boundaries, combined with increased social inequalities and privacy concerns, clearly shows that trans-humanism is detrimental to humanity. Thank you for listening. </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8T09:00:16.639862112</meta:creation-date>
    <dc:date>2024-06-12T19:12:57.864891142</dc:date>
    <meta:editing-duration>PT1M12S</meta:editing-duration>
    <meta:editing-cycles>2</meta:editing-cycles>
    <meta:generator>LibreOffice/7.3.7.2$Linux_X86_64 LibreOffice_project/30$Build-2</meta:generator>
    <meta:document-statistic meta:table-count="0" meta:image-count="0" meta:object-count="0" meta:page-count="5" meta:paragraph-count="43" meta:word-count="1788" meta:character-count="11544" meta:non-whitespace-character-count="9799"/>
  </office:meta>
</office:document-meta>
</file>